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1" svg:font-family="Arial, Arial" style:font-family-generic="swiss"/>
    <style:font-face style:name="Arial2" svg:font-family="Arial"/>
    <style:font-face style:name="Arial3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5ffe8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13.934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4.562cm" fo:min-width="12.38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10.526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756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532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498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5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24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84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42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71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33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08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553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37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03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07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0.641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6.665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3.553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6.31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713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273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672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408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 loext:decorative="false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624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16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12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66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52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933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6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632cm" fo:min-width="0.794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2.508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979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163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094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636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511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1.043cm" fo:min-width="11.064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8.545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84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021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952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9.061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.056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fill-color="#ffffff" fo:min-height="0.391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878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1.831cm" fo:min-width="17.257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1.361cm" fo:min-width="19.268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1.411cm" fo:min-width="8.587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606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624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1.361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1.27cm" fo:min-width="19.268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0.556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961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3.046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19.077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2.301cm" fo:min-width="19.268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5.184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2.037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913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min-height="2.351cm" fo:min-width="18.349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9.104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7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2.542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11.733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0.806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10.014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5.256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16.986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0.798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6.534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868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fill-color="#ffffff" fo:min-height="0.556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4.921cm" fo:min-width="11.682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5.325cm" fo:min-width="11.792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341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9.006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5ffe8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8pt" style:font-size-asian="28pt" style:font-size-complex="28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style:paragraph-properties fo:margin-top="0.42cm" fo:margin-bottom="0.35cm" fo:text-align="center" style:writing-mode="lr-tb"/>
    </style:style>
    <style:style style:name="P6" style:family="paragraph">
      <loext:graphic-properties draw:fill="none"/>
      <style:paragraph-properties fo:margin-top="0.42cm" fo:margin-bottom="0.35cm" fo:text-align="center"/>
      <style:text-properties fo:font-size="10pt" style:font-size-asian="10pt" style:font-size-complex="10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/>
      <style:text-properties fo:font-size="16pt" style:font-size-asian="16pt" style:font-size-complex="16pt"/>
    </style:style>
    <style:style style:name="P9" style:family="paragraph">
      <style:paragraph-properties fo:text-align="start" style:writing-mode="lr-tb"/>
      <style:text-properties fo:color="#000000" loext:opacity="100%"/>
    </style:style>
    <style:style style:name="P10" style:family="paragraph">
      <loext:graphic-properties draw:fill="none"/>
      <style:paragraph-properties fo:text-align="start"/>
      <style:text-properties fo:color="#000000" loext:opacity="100%" fo:font-size="18.2000007629395pt" style:font-size-asian="18.2000007629395pt" style:font-size-complex="18.2000007629395pt"/>
    </style:style>
    <style:style style:name="P11" style:family="paragraph">
      <loext:graphic-properties draw:fill="none"/>
      <style:paragraph-properties fo:text-align="start"/>
      <style:text-properties fo:color="#000000" loext:opacity="100%" fo:font-size="12pt" style:font-size-asian="12pt" style:font-size-complex="12pt"/>
    </style:style>
    <style:style style:name="P12" style:family="paragraph">
      <style:paragraph-properties fo:margin-top="0.42cm" fo:margin-bottom="0.35cm" fo:text-align="start" style:writing-mode="lr-tb"/>
      <style:text-properties fo:color="#000000" loext:opacity="100%"/>
    </style:style>
    <style:style style:name="P13" style:family="paragraph">
      <loext:graphic-properties draw:fill="none"/>
      <style:paragraph-properties fo:margin-top="0.42cm" fo:margin-bottom="0.35cm" fo:text-align="start"/>
      <style:text-properties fo:color="#000000" loext:opacity="100%" fo:font-size="12pt" style:font-size-asian="12pt" style:font-size-complex="12pt"/>
    </style:style>
    <style:style style:name="P14" style:family="paragraph">
      <loext:graphic-properties draw:fill="none"/>
      <style:paragraph-properties fo:text-align="start"/>
      <style:text-properties fo:color="#000000" loext:opacity="100%" fo:font-size="16.1000003814697pt" style:font-size-asian="16.1000003814697pt" style:font-size-complex="16.1000003814697pt"/>
    </style:style>
    <style:style style:name="P15" style:family="paragraph">
      <loext:graphic-properties draw:fill="none"/>
      <style:text-properties fo:color="#000000" loext:opacity="100%"/>
    </style:style>
    <style:style style:name="P16" style:family="paragraph">
      <loext:graphic-properties draw:fill="none"/>
      <style:paragraph-properties fo:margin-top="0.42cm" fo:margin-bottom="0.35cm" fo:text-align="start"/>
      <style:text-properties fo:color="#000000" loext:opacity="100%" fo:font-size="18.2000007629395pt" style:font-size-asian="18.2000007629395pt" style:font-size-complex="18.2000007629395pt"/>
    </style:style>
    <style:style style:name="P17" style:family="paragraph">
      <loext:graphic-properties draw:fill="none"/>
      <style:paragraph-properties fo:text-align="start"/>
      <style:text-properties fo:color="#000000" loext:opacity="100%" fo:font-size="14.1000003814697pt" style:font-size-asian="14.1000003814697pt" style:font-size-complex="14.1000003814697pt"/>
    </style:style>
    <style:style style:name="P18" style:family="paragraph">
      <style:paragraph-properties fo:margin-top="0.102cm" fo:margin-bottom="0.102cm" fo:text-align="start" style:writing-mode="lr-tb"/>
      <style:text-properties fo:color="#000000" loext:opacity="100%"/>
    </style:style>
    <style:style style:name="P19" style:family="paragraph">
      <loext:graphic-properties draw:fill="none"/>
      <style:paragraph-properties fo:margin-top="0.102cm" fo:margin-bottom="0.102cm" fo:text-align="start"/>
      <style:text-properties fo:color="#000000" loext:opacity="100%" fo:font-size="12pt" style:font-size-asian="12pt" style:font-size-complex="12pt"/>
    </style:style>
    <style:style style:name="P20" style:family="paragraph">
      <loext:graphic-properties draw:fill="none"/>
      <style:paragraph-properties fo:margin-top="0.102cm" fo:margin-bottom="0.102cm" fo:text-align="start"/>
      <style:text-properties fo:color="#000000" loext:opacity="100%" fo:font-size="14pt" style:font-size-asian="14pt" style:font-size-complex="14pt"/>
    </style:style>
    <style:style style:name="P21" style:family="paragraph">
      <style:text-properties fo:color="#000000" loext:opacity="100%"/>
    </style:style>
    <style:style style:name="P22" style:family="paragraph">
      <loext:graphic-properties draw:fill="none" draw:fill-color="#ffffff"/>
      <style:text-properties fo:color="#000000" loext:opacity="100%"/>
    </style:style>
    <style:style style:name="P23" style:family="paragraph">
      <loext:graphic-properties draw:fill="none"/>
      <style:paragraph-properties fo:margin-top="0.42cm" fo:margin-bottom="0.35cm" fo:text-align="start"/>
      <style:text-properties fo:color="#000000" loext:opacity="100%" fo:font-size="10pt" style:font-size-asian="10pt" style:font-size-complex="10pt"/>
    </style:style>
    <style:style style:name="P24" style:family="paragraph">
      <loext:graphic-properties draw:fill="none"/>
      <style:text-properties fo:font-size="16.1000003814697pt" style:font-size-asian="16.1000003814697pt" style:font-size-complex="16.1000003814697pt"/>
    </style:style>
    <style:style style:name="P25" style:family="paragraph">
      <style:paragraph-properties fo:margin-top="0.42cm" fo:margin-bottom="0.35cm" fo:text-align="start" style:writing-mode="lr-tb"/>
    </style:style>
    <style:style style:name="P26" style:family="paragraph">
      <loext:graphic-properties draw:fill="none"/>
      <style:text-properties fo:font-size="18.2000007629395pt" style:font-size-asian="18.2000007629395pt" style:font-size-complex="18.2000007629395pt"/>
    </style:style>
    <style:style style:name="P27" style:family="paragraph">
      <loext:graphic-properties draw:fill="none"/>
      <style:text-properties fo:color="#000000" loext:opacity="100%" fo:font-size="12pt" style:font-size-asian="12pt" style:font-size-complex="12pt"/>
    </style:style>
    <style:style style:name="P28" style:family="paragraph">
      <loext:graphic-properties draw:fill="none"/>
      <style:paragraph-properties fo:text-align="start"/>
      <style:text-properties fo:color="#000000" loext:opacity="100%" fo:font-size="18pt" style:font-size-asian="18pt" style:font-size-complex="18pt"/>
    </style:style>
    <style:style style:name="P29" style:family="paragraph">
      <style:paragraph-properties fo:margin-top="0.42cm" fo:margin-bottom="0.35cm"/>
      <style:text-properties fo:color="#000000" loext:opacity="100%"/>
    </style:style>
    <style:style style:name="P30" style:family="paragraph">
      <loext:graphic-properties draw:fill="none" draw:fill-color="#ffffff"/>
      <style:paragraph-properties fo:margin-top="0.42cm" fo:margin-bottom="0.35cm"/>
      <style:text-properties fo:color="#000000" loext:opacity="100%" fo:font-size="10pt" style:font-size-asian="10pt" style:font-size-complex="10pt"/>
    </style:style>
    <style:style style:name="T1" style:family="text">
      <style:text-properties fo:color="#000000" loext:opacity="100%" style:font-name="Arial2" fo:font-size="28pt" fo:font-weight="bold" style:font-name-asian="Arial2" style:font-size-asian="28pt" style:font-weight-asian="bold" style:font-name-complex="Arial2" style:font-size-complex="28pt" style:font-weight-complex="bold"/>
    </style:style>
    <style:style style:name="T2" style:family="text">
      <style:text-properties fo:color="#000000" loext:opacity="100%"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3" style:family="text">
      <style:text-properties fo:color="#000000" loext:opacity="100%" style:font-name="Arial2" fo:font-size="16pt" fo:font-weight="bold" style:font-name-asian="Arial2" style:font-size-asian="16pt" style:font-weight-asian="bold" style:font-name-complex="Arial2" style:font-size-complex="16pt" style:font-weight-complex="bold"/>
    </style:style>
    <style:style style:name="T4" style:family="text">
      <style:text-properties style:font-name="Times New Roman" fo:font-size="18.2000007629395pt" fo:font-weight="bold" style:font-name-asian="Times New Roman" style:font-size-asian="18.2000007629395pt" style:font-weight-asian="bold" style:font-name-complex="Times New Roman" style:font-size-complex="18.2000007629395pt" style:font-weight-complex="bold"/>
    </style:style>
    <style:style style:name="T5" style:family="text"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" style:family="text">
      <style:text-properties style:font-name="Times New Roman" fo:font-size="16.1000003814697pt" fo:font-weight="bold" style:font-name-asian="Times New Roman" style:font-size-asian="16.1000003814697pt" style:font-weight-asian="bold" style:font-name-complex="Times New Roman" style:font-size-complex="16.1000003814697pt" style:font-weight-complex="bold"/>
    </style:style>
    <style:style style:name="T9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10" style:family="text">
      <style:text-properties style:font-name="Arial2" fo:font-size="16.1000003814697pt" fo:font-weight="bold" style:font-name-asian="Arial2" style:font-size-asian="16.1000003814697pt" style:font-weight-asian="bold" style:font-name-complex="Arial2" style:font-size-complex="16.1000003814697pt" style:font-weight-complex="bold"/>
    </style:style>
    <style:style style:name="T11" style:family="text">
      <style:text-properties style:font-name="Arial2" fo:font-size="18.2000007629395pt" fo:font-weight="bold" style:font-name-asian="Arial2" style:font-size-asian="18.2000007629395pt" style:font-weight-asian="bold" style:font-name-complex="Arial2" style:font-size-complex="18.2000007629395pt" style:font-weight-complex="bold"/>
    </style:style>
    <style:style style:name="T12" style:family="text">
      <style:text-properties style:font-name="Arial2" fo:font-size="14.1000003814697pt" fo:font-weight="bold" style:font-name-asian="Arial2" style:font-size-asian="14.1000003814697pt" style:font-weight-asian="bold" style:font-name-complex="Arial2" style:font-size-complex="14.1000003814697pt" style:font-weight-complex="bold"/>
    </style:style>
    <style:style style:name="T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" style:family="text">
      <style:text-properties style:font-name="Times New Roman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15" style:family="text">
      <style:text-properties fo:color="#000000" loext:opacity="100%" style:font-name="Arial2" fo:font-size="16.1000003814697pt" fo:font-weight="bold" style:font-name-asian="Arial2" style:font-size-asian="16.1000003814697pt" style:font-weight-asian="bold" style:font-name-complex="Arial2" style:font-size-complex="16.1000003814697pt" style:font-weight-complex="bold"/>
    </style:style>
    <style:style style:name="T16" style:family="text">
      <style:text-properties fo:color="#000000" loext:opacity="100%" style:font-name="Arial2" fo:font-size="18.2000007629395pt" fo:font-weight="bold" style:font-name-asian="Arial2" style:font-size-asian="18.2000007629395pt" style:font-weight-asian="bold" style:font-name-complex="Arial2" style:font-size-complex="18.2000007629395pt" style:font-weight-complex="bold"/>
    </style:style>
    <style:style style:name="T17" style:family="text">
      <style:text-properties fo:color="#000000" loext:opacity="100%" style:font-name="Times New Roman" fo:font-size="16.1000003814697pt" fo:font-weight="bold" style:font-name-asian="Times New Roman" style:font-size-asian="16.1000003814697pt" style:font-weight-asian="bold" style:font-name-complex="Times New Roman" style:font-size-complex="16.1000003814697pt" style:font-weight-complex="bold"/>
    </style:style>
    <style:style style:name="T18" style:family="text">
      <style:text-properties fo:color="#e327ff" loext:opacity="100%"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9" style:family="text">
      <style:text-properties fo:font-size="11.5pt" style:font-name-asian="Times New Roman" style:font-size-asian="11.5pt" style:font-name-complex="Times New Roman" style:font-size-complex="11.5pt"/>
    </style:style>
    <style:style style:name="T20" style:family="text">
      <style:text-properties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1cm" svg:height="35.562cm" svg:x="0cm" svg:y="0cm" svg:viewBox="0 0 21592 35563" draw:points="0,0 21592,0 21592,35563 0,35563">
          <text:p/>
        </draw:polygon>
        <draw:frame draw:style-name="gr2" draw:text-style-name="P3" draw:layer="layout" svg:width="13.934cm" svg:height="1.102cm" svg:x="3.828cm" svg:y="2.457cm">
          <draw:text-box>
            <text:p text:style-name="P2"><text:span text:style-name="T1">Information for a programmer</text:span></text:p>
          </draw:text-box>
        </draw:frame>
        <draw:frame draw:style-name="gr3" draw:text-style-name="P4" draw:layer="layout" svg:width="0.422cm" svg:height="0.471cm" svg:x="10.693cm" svg:y="33.091cm">
          <draw:text-box>
            <text:p text:style-name="P2"><text:span text:style-name="T2">1</text:span></text:p>
          </draw:text-box>
        </draw:frame>
        <draw:frame draw:style-name="gr4" draw:text-style-name="P6" draw:layer="layout" svg:width="12.382cm" svg:height="4.562cm" svg:x="4.763cm" svg:y="4.011cm">
          <draw:text-box>
            <text:p text:style-name="P5"><text:span text:style-name="T1">Hostea WebApplication </text:span><text:span text:style-name="T1"><text:line-break/></text:span><text:span text:style-name="T1">for accommodation </text:span></text:p>
          </draw:text-box>
        </draw:frame>
        <draw:frame draw:style-name="gr5" draw:text-style-name="P3" draw:layer="layout" svg:width="10.526cm" svg:height="1.102cm" svg:x="5.81cm" svg:y="10.646cm">
          <draw:text-box>
            <text:p text:style-name="P7"><text:span text:style-name="T1">Zakaria Beloufa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591cm" svg:height="35.562cm" svg:x="-0.002cm" svg:y="-0.074cm" svg:viewBox="0 0 21592 35563" draw:points="0,0 21592,0 21592,35563 0,35563">
          <text:p/>
        </draw:polygon>
        <draw:polygon draw:style-name="gr1" draw:text-style-name="P1" draw:layer="layout" svg:width="17.589cm" svg:height="0.653cm" svg:x="1.998cm" svg:y="2.421cm" svg:viewBox="0 0 17590 654" draw:points="0,0 17590,0 17590,654 0,654">
          <text:p/>
        </draw:polygon>
        <draw:polygon draw:style-name="gr1" draw:text-style-name="P1" draw:layer="layout" svg:width="17.589cm" svg:height="7.302cm" svg:x="1.998cm" svg:y="3.286cm" svg:viewBox="0 0 17590 7303" draw:points="0,0 17590,0 17590,7303 0,7303">
          <text:p/>
        </draw:polygon>
        <draw:frame draw:style-name="gr6" draw:text-style-name="P8" draw:layer="layout" svg:width="4.756cm" svg:height="0.628cm" svg:x="2.004cm" svg:y="2.445cm">
          <draw:text-box>
            <text:p text:style-name="P2"><text:span text:style-name="T3">Table of Contents</text:span></text:p>
          </draw:text-box>
        </draw:frame>
        <draw:frame draw:style-name="gr7" draw:text-style-name="P4" draw:layer="layout" svg:width="17.532cm" svg:height="0.471cm" svg:x="2.004cm" svg:y="3.306cm">
          <draw:text-box>
            <text:p text:style-name="P2"><text:span text:style-name="T2">1 Hardware requirements...........................................................................................................................3</text:span></text:p>
          </draw:text-box>
        </draw:frame>
        <draw:frame draw:style-name="gr8" draw:text-style-name="P4" draw:layer="layout" svg:width="17.498cm" svg:height="0.471cm" svg:x="2.004cm" svg:y="3.793cm">
          <draw:text-box>
            <text:p text:style-name="P2"><text:span text:style-name="T2">2 Software requirements............................................................................................................................3</text:span></text:p>
          </draw:text-box>
        </draw:frame>
        <draw:frame draw:style-name="gr9" draw:text-style-name="P4" draw:layer="layout" svg:width="17.05cm" svg:height="0.471cm" svg:x="2.505cm" svg:y="4.279cm">
          <draw:text-box>
            <text:p text:style-name="P2"><text:span text:style-name="T2">2.1 Operating system.............................................................................................................................3</text:span></text:p>
          </draw:text-box>
        </draw:frame>
        <draw:frame draw:style-name="gr10" draw:text-style-name="P4" draw:layer="layout" svg:width="17.024cm" svg:height="0.471cm" svg:x="2.505cm" svg:y="4.766cm">
          <draw:text-box>
            <text:p text:style-name="P2"><text:span text:style-name="T2">2.2 Other software.................................................................................................................................3</text:span></text:p>
          </draw:text-box>
        </draw:frame>
        <draw:frame draw:style-name="gr11" draw:text-style-name="P4" draw:layer="layout" svg:width="17.084cm" svg:height="0.471cm" svg:x="2.505cm" svg:y="5.253cm">
          <draw:text-box>
            <text:p text:style-name="P2"><text:span text:style-name="T2">2.3 Software 1........................................................................................................................................3</text:span></text:p>
          </draw:text-box>
        </draw:frame>
        <draw:frame draw:style-name="gr12" draw:text-style-name="P4" draw:layer="layout" svg:width="16.542cm" svg:height="0.471cm" svg:x="3.002cm" svg:y="5.74cm">
          <draw:text-box>
            <text:p text:style-name="P2"><text:span text:style-name="T2">2.3.1 Software characteristics...........................................................................................................3</text:span></text:p>
          </draw:text-box>
        </draw:frame>
        <draw:frame draw:style-name="gr13" draw:text-style-name="P4" draw:layer="layout" svg:width="16.571cm" svg:height="0.471cm" svg:x="3.002cm" svg:y="6.227cm">
          <draw:text-box>
            <text:p text:style-name="P2"><text:span text:style-name="T2">2.3.2 Justification..............................................................................................................................3</text:span></text:p>
          </draw:text-box>
        </draw:frame>
        <draw:frame draw:style-name="gr14" draw:text-style-name="P4" draw:layer="layout" svg:width="16.533cm" svg:height="0.471cm" svg:x="3.002cm" svg:y="6.714cm">
          <draw:text-box>
            <text:p text:style-name="P2"><text:span text:style-name="T2">2.3.3 Software installation................................................................................................................3</text:span></text:p>
          </draw:text-box>
        </draw:frame>
        <draw:frame draw:style-name="gr15" draw:text-style-name="P4" draw:layer="layout" svg:width="16.508cm" svg:height="0.471cm" svg:x="3.002cm" svg:y="7.2cm">
          <draw:text-box>
            <text:p text:style-name="P2"><text:span text:style-name="T2">2.3.4 Software configuration............................................................................................................3</text:span></text:p>
          </draw:text-box>
        </draw:frame>
        <draw:frame draw:style-name="gr11" draw:text-style-name="P4" draw:layer="layout" svg:width="17.084cm" svg:height="0.471cm" svg:x="2.505cm" svg:y="7.687cm">
          <draw:text-box>
            <text:p text:style-name="P2"><text:span text:style-name="T2">2.4 Software 2........................................................................................................................................4</text:span></text:p>
          </draw:text-box>
        </draw:frame>
        <draw:frame draw:style-name="gr7" draw:text-style-name="P4" draw:layer="layout" svg:width="17.532cm" svg:height="0.471cm" svg:x="2.004cm" svg:y="8.174cm">
          <draw:text-box>
            <text:p text:style-name="P2"><text:span text:style-name="T2">3 Database..................................................................................................................................................4</text:span></text:p>
          </draw:text-box>
        </draw:frame>
        <draw:frame draw:style-name="gr16" draw:text-style-name="P4" draw:layer="layout" svg:width="17.553cm" svg:height="0.471cm" svg:x="2.004cm" svg:y="8.661cm">
          <draw:text-box>
            <text:p text:style-name="P2"><text:span text:style-name="T2">4 Application – working on a local computer............................................................................................4</text:span></text:p>
          </draw:text-box>
        </draw:frame>
        <draw:frame draw:style-name="gr17" draw:text-style-name="P4" draw:layer="layout" svg:width="17.037cm" svg:height="0.471cm" svg:x="2.505cm" svg:y="9.148cm">
          <draw:text-box>
            <text:p text:style-name="P2"><text:span text:style-name="T2">4.1 Connection with the database server...............................................................................................4</text:span></text:p>
          </draw:text-box>
        </draw:frame>
        <draw:frame draw:style-name="gr18" draw:text-style-name="P4" draw:layer="layout" svg:width="17.003cm" svg:height="0.471cm" svg:x="2.505cm" svg:y="9.635cm">
          <draw:text-box>
            <text:p text:style-name="P2"><text:span text:style-name="T2">4.2 Editing the sources..........................................................................................................................4</text:span></text:p>
          </draw:text-box>
        </draw:frame>
        <draw:frame draw:style-name="gr19" draw:text-style-name="P4" draw:layer="layout" svg:width="17.007cm" svg:height="0.471cm" svg:x="2.505cm" svg:y="10.121cm">
          <draw:text-box>
            <text:p text:style-name="P2"><text:span text:style-name="T2">4.3 Building the application..................................................................................................................4</text:span></text:p>
          </draw:text-box>
        </draw:frame>
        <draw:frame draw:style-name="gr3" draw:text-style-name="P4" draw:layer="layout" svg:width="0.422cm" svg:height="0.471cm" svg:x="10.693cm" svg:y="33.091cm">
          <draw:text-box>
            <text:p text:style-name="P2"><text:span text:style-name="T2">2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591cm" svg:height="35.562cm" svg:x="0cm" svg:y="-0.003cm" svg:viewBox="0 0 21592 35563" draw:points="0,0 21592,0 21592,35563 0,35563">
          <text:p/>
        </draw:polygon>
        <draw:frame draw:style-name="gr20" draw:text-style-name="P10" draw:layer="layout" svg:width="0.641cm" svg:height="0.713cm" svg:x="2.004cm" svg:y="2.938cm">
          <draw:text-box>
            <text:p text:style-name="P9"><text:span text:style-name="T4">1</text:span></text:p>
          </draw:text-box>
        </draw:frame>
        <draw:frame draw:style-name="gr21" draw:text-style-name="P10" draw:layer="layout" svg:width="6.665cm" svg:height="0.713cm" svg:x="3.256cm" svg:y="2.938cm">
          <draw:text-box>
            <text:p text:style-name="P9"><text:span text:style-name="T4">Hardware requirements</text:span></text:p>
          </draw:text-box>
        </draw:frame>
        <draw:frame draw:style-name="gr3" draw:text-style-name="P11" draw:layer="layout" svg:width="0.422cm" svg:height="0.471cm" svg:x="2.639cm" svg:y="3.881cm">
          <draw:text-box>
            <text:p text:style-name="P9"><text:span text:style-name="T5">1.</text:span></text:p>
          </draw:text-box>
        </draw:frame>
        <draw:frame draw:style-name="gr22" draw:text-style-name="P13" draw:layer="layout" svg:width="13.553cm" svg:height="0.86cm" svg:x="3.274cm" svg:y="3.881cm">
          <draw:text-box>
            <text:p text:style-name="P12"><text:span text:style-name="T6">Minimum hardware: Intel Core i3 or </text:span><text:span text:style-name="T7">AMD</text:span><text:span text:style-name="T6"> equivalent, 4GB RAM, and internet connection. </text:span></text:p>
          </draw:text-box>
        </draw:frame>
        <draw:frame draw:style-name="gr20" draw:text-style-name="P10" draw:layer="layout" svg:width="0.641cm" svg:height="0.713cm" svg:x="2.004cm" svg:y="5.118cm">
          <draw:text-box>
            <text:p text:style-name="P9"><text:span text:style-name="T4">2</text:span></text:p>
          </draw:text-box>
        </draw:frame>
        <draw:frame draw:style-name="gr23" draw:text-style-name="P10" draw:layer="layout" svg:width="6.31cm" svg:height="0.713cm" svg:x="3.256cm" svg:y="5.118cm">
          <draw:text-box>
            <text:p text:style-name="P9"><text:span text:style-name="T4">Software requirements</text:span></text:p>
          </draw:text-box>
        </draw:frame>
        <draw:frame draw:style-name="gr24" draw:text-style-name="P14" draw:layer="layout" svg:width="0.713cm" svg:height="0.628cm" svg:x="2.004cm" svg:y="7.227cm">
          <draw:text-box>
            <text:p text:style-name="P9"><text:span text:style-name="T8">2.1</text:span></text:p>
          </draw:text-box>
        </draw:frame>
        <draw:frame draw:style-name="gr25" draw:text-style-name="P14" draw:layer="layout" svg:width="4.273cm" svg:height="0.628cm" svg:x="3.256cm" svg:y="7.227cm">
          <draw:text-box>
            <text:p text:style-name="P9"><text:span text:style-name="T8">Operating system</text:span></text:p>
          </draw:text-box>
        </draw:frame>
        <draw:frame draw:style-name="gr24" draw:text-style-name="P14" draw:layer="layout" svg:width="0.713cm" svg:height="0.628cm" svg:x="2.004cm" svg:y="9.343cm">
          <draw:text-box>
            <text:p text:style-name="P9"><text:span text:style-name="T8">2.2</text:span></text:p>
          </draw:text-box>
        </draw:frame>
        <draw:frame draw:style-name="gr26" draw:text-style-name="P14" draw:layer="layout" svg:width="3.672cm" svg:height="0.628cm" svg:x="3.256cm" svg:y="9.343cm">
          <draw:text-box>
            <text:p text:style-name="P9"><text:span text:style-name="T8">Other software</text:span></text:p>
          </draw:text-box>
        </draw:frame>
        <draw:frame draw:style-name="gr3" draw:text-style-name="P11" draw:layer="layout" svg:width="0.422cm" svg:height="0.471cm" svg:x="2.639cm" svg:y="10.203cm">
          <draw:text-box>
            <text:p text:style-name="P9"><text:span text:style-name="T5">.</text:span></text:p>
          </draw:text-box>
        </draw:frame>
        <draw:frame draw:style-name="gr27" draw:text-style-name="P13" draw:layer="layout" svg:width="9.408cm" svg:height="0.471cm" svg:x="3.274cm" svg:y="10.203cm">
          <draw:text-box>
            <text:p text:style-name="P12"><text:span text:style-name="T9">prior software: install Node.js, npm, and MongoDB.</text:span></text:p>
          </draw:text-box>
        </draw:frame>
        <draw:frame draw:style-name="gr3" draw:text-style-name="P11" draw:layer="layout" svg:width="0.422cm" svg:height="0.471cm" svg:x="10.693cm" svg:y="33.091cm">
          <draw:text-box>
            <text:p text:style-name="P9"><text:span text:style-name="T5">3</text:span></text:p>
          </draw:text-box>
        </draw:frame>
        <draw:line draw:style-name="gr28" draw:text-style-name="P15" draw:layer="layout" svg:x1="2.874cm" svg:y1="13.171cm" svg:x2="18.721cm" svg:y2="13.171cm">
          <text:p/>
        </draw:line>
        <draw:line draw:style-name="gr28" draw:text-style-name="P15" draw:layer="layout" svg:x1="2.874cm" svg:y1="13.87cm" svg:x2="18.721cm" svg:y2="13.87cm">
          <text:p/>
        </draw:line>
        <draw:line draw:style-name="gr28" draw:text-style-name="P15" draw:layer="layout" svg:x1="2.874cm" svg:y1="15.542cm" svg:x2="18.721cm" svg:y2="15.542cm">
          <text:p/>
        </draw:line>
        <draw:line draw:style-name="gr28" draw:text-style-name="P15" draw:layer="layout" svg:x1="2.874cm" svg:y1="16.241cm" svg:x2="18.721cm" svg:y2="16.241cm">
          <text:p/>
        </draw:line>
        <draw:line draw:style-name="gr28" draw:text-style-name="P15" draw:layer="layout" svg:x1="2.874cm" svg:y1="16.939cm" svg:x2="18.721cm" svg:y2="16.939cm">
          <text:p/>
        </draw:line>
        <draw:line draw:style-name="gr28" draw:text-style-name="P15" draw:layer="layout" svg:x1="2.874cm" svg:y1="17.638cm" svg:x2="18.721cm" svg:y2="17.638cm">
          <text:p/>
        </draw:line>
        <draw:line draw:style-name="gr28" draw:text-style-name="P15" draw:layer="layout" svg:x1="2.883cm" svg:y1="13.163cm" svg:x2="2.883cm" svg:y2="17.646cm">
          <text:p/>
        </draw:line>
        <draw:line draw:style-name="gr28" draw:text-style-name="P15" draw:layer="layout" svg:x1="4.156cm" svg:y1="13.163cm" svg:x2="4.156cm" svg:y2="17.646cm">
          <text:p/>
        </draw:line>
        <draw:line draw:style-name="gr28" draw:text-style-name="P15" draw:layer="layout" svg:x1="8.28cm" svg:y1="13.163cm" svg:x2="8.28cm" svg:y2="17.646cm">
          <text:p/>
        </draw:line>
        <draw:line draw:style-name="gr28" draw:text-style-name="P15" draw:layer="layout" svg:x1="10.975cm" svg:y1="13.163cm" svg:x2="10.975cm" svg:y2="17.646cm">
          <text:p/>
        </draw:line>
        <draw:line draw:style-name="gr28" draw:text-style-name="P15" draw:layer="layout" svg:x1="18.712cm" svg:y1="13.163cm" svg:x2="18.712cm" svg:y2="17.646cm">
          <text:p/>
        </draw:line>
        <draw:frame draw:style-name="gr29" draw:text-style-name="P11" draw:layer="layout" svg:width="0.624cm" svg:height="0.471cm" svg:x="3.211cm" svg:y="13.297cm">
          <draw:text-box>
            <text:p text:style-name="P9"><text:span text:style-name="T9">No.</text:span></text:p>
          </draw:text-box>
        </draw:frame>
        <draw:frame draw:style-name="gr30" draw:text-style-name="P11" draw:layer="layout" svg:width="2.716cm" svg:height="0.471cm" svg:x="4.869cm" svg:y="13.297cm">
          <draw:text-box>
            <text:p text:style-name="P9"><text:span text:style-name="T9">Software name</text:span></text:p>
          </draw:text-box>
        </draw:frame>
        <draw:frame draw:style-name="gr31" draw:text-style-name="P11" draw:layer="layout" svg:width="1.412cm" svg:height="0.471cm" svg:x="8.947cm" svg:y="13.297cm">
          <draw:text-box>
            <text:p text:style-name="P9"><text:span text:style-name="T9">Version</text:span></text:p>
          </draw:text-box>
        </draw:frame>
        <draw:frame draw:style-name="gr32" draw:text-style-name="P11" draw:layer="layout" svg:width="2.766cm" svg:height="0.471cm" svg:x="13.474cm" svg:y="13.297cm">
          <draw:text-box>
            <text:p text:style-name="P9"><text:span text:style-name="T9">WWW address</text:span></text:p>
          </draw:text-box>
        </draw:frame>
        <draw:frame draw:style-name="gr3" draw:text-style-name="P11" draw:layer="layout" svg:width="0.422cm" svg:height="0.471cm" svg:x="3.419cm" svg:y="14.483cm">
          <draw:text-box>
            <text:p text:style-name="P9"><text:span text:style-name="T5">1</text:span></text:p>
          </draw:text-box>
        </draw:frame>
        <draw:frame draw:style-name="gr33" draw:text-style-name="P13" draw:layer="layout" svg:width="1.352cm" svg:height="0.471cm" svg:x="4.259cm" svg:y="13.996cm">
          <draw:text-box>
            <text:p text:style-name="P12"><text:span text:style-name="T9">Node.js</text:span></text:p>
          </draw:text-box>
        </draw:frame>
        <draw:frame draw:style-name="gr3" draw:text-style-name="P11" draw:layer="layout" svg:width="0.422cm" svg:height="0.471cm" svg:x="3.419cm" svg:y="15.668cm">
          <draw:text-box>
            <text:p text:style-name="P9"><text:span text:style-name="T5">2</text:span></text:p>
          </draw:text-box>
        </draw:frame>
        <draw:frame draw:style-name="gr3" draw:text-style-name="P11" draw:layer="layout" svg:width="0.422cm" svg:height="0.471cm" svg:x="3.419cm" svg:y="16.367cm">
          <draw:text-box>
            <text:p text:style-name="P9"><text:span text:style-name="T5">3</text:span></text:p>
          </draw:text-box>
        </draw:frame>
        <draw:frame draw:style-name="gr3" draw:text-style-name="P11" draw:layer="layout" svg:width="0.422cm" svg:height="0.471cm" svg:x="3.419cm" svg:y="17.065cm">
          <draw:text-box>
            <text:p text:style-name="P9"><text:span text:style-name="T5">4</text:span></text:p>
          </draw:text-box>
        </draw:frame>
        <draw:frame draw:style-name="gr34" draw:text-style-name="P13" draw:layer="layout" svg:width="0.933cm" svg:height="0.471cm" svg:x="4.364cm" svg:y="15.558cm">
          <draw:text-box>
            <text:p text:style-name="P12"><text:span text:style-name="T9">npm </text:span></text:p>
          </draw:text-box>
        </draw:frame>
        <draw:frame draw:style-name="gr35" draw:text-style-name="P13" draw:layer="layout" svg:width="1.86cm" svg:height="0.471cm" svg:x="4.364cm" svg:y="16.357cm">
          <draw:text-box>
            <text:p text:style-name="P12"><text:span text:style-name="T9">MongoDB</text:span></text:p>
          </draw:text-box>
        </draw:frame>
        <draw:frame draw:style-name="gr36" draw:text-style-name="P14" draw:layer="layout" svg:width="0.794cm" svg:height="0.632cm" svg:x="2.225cm" svg:y="19.122cm">
          <draw:text-box>
            <text:p text:style-name="P9"><text:span text:style-name="T10">2.3</text:span></text:p>
          </draw:text-box>
        </draw:frame>
        <draw:frame draw:style-name="gr37" draw:text-style-name="P16" draw:layer="layout" svg:width="2.508cm" svg:height="0.721cm" svg:x="3.396cm" svg:y="19.05cm">
          <draw:text-box>
            <text:p text:style-name="P12"><text:span text:style-name="T11">Node.js </text:span></text:p>
          </draw:text-box>
        </draw:frame>
        <draw:frame draw:style-name="gr38" draw:text-style-name="P17" draw:layer="layout" svg:width="6.979cm" svg:height="0.556cm" svg:x="2.225cm" svg:y="21.052cm">
          <draw:text-box>
            <text:p text:style-name="P9"><text:span text:style-name="T12">2.3.1 Software characteristics</text:span></text:p>
          </draw:text-box>
        </draw:frame>
        <draw:frame draw:style-name="gr39" draw:text-style-name="P17" draw:layer="layout" svg:width="4.163cm" svg:height="0.556cm" svg:x="2.225cm" svg:y="22.89cm">
          <draw:text-box>
            <text:p text:style-name="P9"><text:span text:style-name="T12">2.3.2 Justification</text:span></text:p>
          </draw:text-box>
        </draw:frame>
        <draw:frame draw:style-name="gr40" draw:text-style-name="P17" draw:layer="layout" svg:width="6.094cm" svg:height="0.556cm" svg:x="2.225cm" svg:y="24.725cm">
          <draw:text-box>
            <text:p text:style-name="P9"><text:span text:style-name="T12">2.3.3 Software installation</text:span></text:p>
          </draw:text-box>
        </draw:frame>
        <draw:frame draw:style-name="gr41" draw:text-style-name="P17" draw:layer="layout" svg:width="6.636cm" svg:height="0.556cm" svg:x="2.126cm" svg:y="28.824cm">
          <draw:text-box>
            <text:p text:style-name="P9"><text:span text:style-name="T12">2.3.4 Software configuration</text:span></text:p>
          </draw:text-box>
        </draw:frame>
        <draw:frame draw:style-name="gr42" draw:text-style-name="P13" draw:layer="layout" svg:width="8.511cm" svg:height="0.471cm" svg:x="2.761cm" svg:y="29.845cm">
          <draw:text-box>
            <text:p text:style-name="P12"><text:span text:style-name="T5">No additional configuration is needed for Node.js.</text:span></text:p>
          </draw:text-box>
        </draw:frame>
        <draw:frame draw:style-name="gr39" draw:text-style-name="P17" draw:layer="layout" svg:width="4.163cm" svg:height="0.556cm" svg:x="2.225cm" svg:y="22.89cm">
          <draw:text-box>
            <text:p text:style-name="P9"><text:span text:style-name="T12">2.3.2 Justification</text:span></text:p>
          </draw:text-box>
        </draw:frame>
        <draw:frame draw:style-name="gr40" draw:text-style-name="P17" draw:layer="layout" svg:width="6.094cm" svg:height="0.556cm" svg:x="2.225cm" svg:y="24.725cm">
          <draw:text-box>
            <text:p text:style-name="P9"><text:span text:style-name="T12">2.3.3 Software installation</text:span></text:p>
          </draw:text-box>
        </draw:frame>
        <draw:frame draw:style-name="gr41" draw:text-style-name="P17" draw:layer="layout" svg:width="6.636cm" svg:height="0.556cm" svg:x="2.126cm" svg:y="28.824cm">
          <draw:text-box>
            <text:p text:style-name="P9"><text:span text:style-name="T12">2.3.4 Software configuration</text:span></text:p>
          </draw:text-box>
        </draw:frame>
        <draw:frame draw:style-name="gr42" draw:text-style-name="P13" draw:layer="layout" svg:width="8.511cm" svg:height="0.471cm" svg:x="2.761cm" svg:y="29.845cm">
          <draw:text-box>
            <text:p text:style-name="P12"><text:span text:style-name="T5">No additional configuration is needed for Node.js.</text:span></text:p>
          </draw:text-box>
        </draw:frame>
        <draw:frame draw:style-name="gr39" draw:text-style-name="P17" draw:layer="layout" svg:width="4.163cm" svg:height="0.556cm" svg:x="2.219cm" svg:y="22.891cm">
          <draw:text-box>
            <text:p text:style-name="P9"><text:span text:style-name="T12">2.3.2 Justification</text:span></text:p>
          </draw:text-box>
        </draw:frame>
        <draw:frame draw:style-name="gr40" draw:text-style-name="P17" draw:layer="layout" svg:width="6.094cm" svg:height="0.556cm" svg:x="2.219cm" svg:y="24.726cm">
          <draw:text-box>
            <text:p text:style-name="P9"><text:span text:style-name="T12">2.3.3 Software installation</text:span></text:p>
          </draw:text-box>
        </draw:frame>
        <draw:frame draw:style-name="gr39" draw:text-style-name="P17" draw:layer="layout" svg:width="4.163cm" svg:height="0.556cm" svg:x="2.219cm" svg:y="22.891cm">
          <draw:text-box>
            <text:p text:style-name="P9"><text:span text:style-name="T12">2.3.2 Justification</text:span></text:p>
          </draw:text-box>
        </draw:frame>
        <draw:frame draw:style-name="gr40" draw:text-style-name="P17" draw:layer="layout" svg:width="6.094cm" svg:height="0.556cm" svg:x="2.219cm" svg:y="24.726cm">
          <draw:text-box>
            <text:p text:style-name="P9"><text:span text:style-name="T12">2.3.3 Software installation</text:span></text:p>
          </draw:text-box>
        </draw:frame>
        <draw:frame draw:style-name="gr43" draw:text-style-name="P19" draw:layer="layout" svg:width="11.064cm" svg:height="1.043cm" svg:x="3.274cm" svg:y="6.062cm">
          <draw:text-box>
            <text:p text:style-name="P18"><text:span text:style-name="T7"><text:s/></text:span><text:span text:style-name="T7">web browser, Node.js, npm, Git, MongoDB, Code editor</text:span></text:p>
            <text:p text:style-name="P18"><text:span text:style-name="T7">and an operating system (Windows, macOS, Linux). </text:span></text:p>
          </draw:text-box>
        </draw:frame>
        <draw:frame draw:style-name="gr44" draw:text-style-name="P20" draw:layer="layout" svg:width="8.545cm" svg:height="0.547cm" svg:x="3.203cm" svg:y="8.026cm">
          <draw:text-box>
            <text:p text:style-name="P18"><text:span text:style-name="T13">Any </text:span><text:span text:style-name="T7">operating system (Windows, macOS, Linux)</text:span></text:p>
          </draw:text-box>
        </draw:frame>
        <draw:frame draw:style-name="gr45" draw:text-style-name="P13" draw:layer="layout" svg:width="1.484cm" svg:height="0.471cm" svg:x="8.382cm" svg:y="13.996cm">
          <draw:text-box>
            <text:p text:style-name="P12"><text:span text:style-name="T5">20.9.0  </text:span></text:p>
          </draw:text-box>
        </draw:frame>
        <draw:frame draw:style-name="gr46" draw:text-style-name="P11" draw:layer="layout" svg:width="7.021cm" svg:height="0.471cm" svg:x="11.071cm" svg:y="13.996cm">
          <draw:text-box>
            <text:p text:style-name="P9"><text:span text:style-name="T5">https://nodejs.org/en/blog/release/v20.9.0</text:span></text:p>
          </draw:text-box>
        </draw:frame>
        <draw:frame draw:style-name="gr47" draw:text-style-name="P11" draw:layer="layout" svg:width="7.952cm" svg:height="0.471cm" svg:x="11.105cm" svg:y="15.558cm">
          <draw:text-box>
            <text:p text:style-name="P9"><text:span text:style-name="T5">https://www.npmjs.com/package/npm/v/10.2.3</text:span></text:p>
          </draw:text-box>
        </draw:frame>
        <draw:frame draw:style-name="gr48" draw:text-style-name="P11" draw:layer="layout" svg:width="9.061cm" svg:height="0.788cm" svg:x="11.106cm" svg:y="16.357cm">
          <draw:text-box>
            <text:p text:style-name="P9"><text:span text:style-name="T5">https://www.mongodb.com/try/download/community</text:span></text:p>
          </draw:text-box>
        </draw:frame>
        <draw:frame draw:style-name="gr49" draw:text-style-name="P13" draw:layer="layout" svg:width="1.056cm" svg:height="0.422cm" svg:x="8.358cm" svg:y="15.557cm">
          <draw:text-box>
            <text:p text:style-name="P12"><text:span text:style-name="T14">10.2.3</text:span></text:p>
          </draw:text-box>
        </draw:frame>
        <draw:frame draw:style-name="gr50" draw:text-style-name="P22" draw:layer="layout" svg:width="0.091cm" svg:height="0.391cm" svg:x="12.69cm" svg:y="10.636cm">
          <draw:text-box>
            <text:p text:style-name="P21"><text:span text:style-name="T14"> </text:span></text:p>
          </draw:text-box>
        </draw:frame>
        <draw:frame draw:style-name="gr51" draw:text-style-name="P13" draw:layer="layout" svg:width="0.878cm" svg:height="0.422cm" svg:x="8.469cm" svg:y="16.405cm">
          <draw:text-box>
            <text:p text:style-name="P12"><text:span text:style-name="T14">7.0  </text:span></text:p>
          </draw:text-box>
        </draw:frame>
        <draw:frame draw:style-name="gr52" draw:text-style-name="P23" draw:layer="layout" svg:width="17.257cm" svg:height="1.831cm" svg:x="2.225cm" svg:y="20.711cm">
          <draw:text-box>
            <text:p text:style-name="P12"><text:span text:style-name="T7"/></text:p>
            <text:p text:style-name="P12"><text:span text:style-name="T7">Node.js is an open-source, server-side runtime environment built on Chrome's V8 JavaScript engine.. </text:span></text:p>
          </draw:text-box>
        </draw:frame>
        <draw:frame draw:style-name="gr53" draw:text-style-name="P23" draw:layer="layout" svg:width="19.268cm" svg:height="1.361cm" svg:x="2.222cm" svg:y="23.404cm">
          <draw:text-box>
            <text:p text:style-name="P12"><text:span text:style-name="T7">It allows developers to run JavaScript code outside of a web browser,</text:span></text:p>
            <text:p text:style-name="P12"><text:span text:style-name="T7"><text:s/></text:span><text:span text:style-name="T7">making it possible to build scalable, high-performance web applications.</text:span></text:p>
          </draw:text-box>
        </draw:frame>
        <draw:frame draw:style-name="gr54" draw:text-style-name="P13" draw:layer="layout" svg:width="8.587cm" svg:height="1.411cm" svg:x="2.857cm" svg:y="25.4cm">
          <draw:text-box>
            <text:p text:style-name="P12"><text:span text:style-name="T5">1. <text:s/>Visit https://nodejs.org/en/blog/release/v20.9.0 </text:span></text:p>
          </draw:text-box>
        </draw:frame>
        <draw:frame draw:style-name="gr55" draw:text-style-name="P13" draw:layer="layout" svg:width="11.606cm" svg:height="0.471cm" svg:x="2.857cm" svg:y="26.199cm">
          <draw:text-box>
            <text:p text:style-name="P12"><text:span text:style-name="T5">2. Download the version (20.9.0) for your operating system. <text:s/></text:span></text:p>
          </draw:text-box>
        </draw:frame>
        <draw:frame draw:style-name="gr56" draw:text-style-name="P13" draw:layer="layout" svg:width="14.624cm" svg:height="0.471cm" svg:x="2.857cm" svg:y="26.987cm">
          <draw:text-box>
            <text:p text:style-name="P12"><text:span text:style-name="T5">3. <text:s/>Run the installer and follow the on-screen instructions.. 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591cm" svg:height="35.562cm" svg:x="0cm" svg:y="-0.003cm" svg:viewBox="0 0 21592 35563" draw:points="0,0 21592,0 21592,35563 0,35563">
          <text:p/>
        </draw:polygon>
        <draw:frame draw:style-name="gr36" draw:text-style-name="P24" draw:layer="layout" svg:width="0.794cm" svg:height="0.632cm" svg:x="1.588cm" svg:y="1.825cm">
          <draw:text-box>
            <text:p text:style-name="P2"><text:span text:style-name="T15">2.4</text:span></text:p>
          </draw:text-box>
        </draw:frame>
        <draw:frame draw:style-name="gr57" draw:text-style-name="P26" draw:layer="layout" svg:width="1.361cm" svg:height="0.721cm" svg:x="2.84cm" svg:y="1.758cm">
          <draw:text-box>
            <text:p text:style-name="P25"><text:span text:style-name="T16">npm</text:span></text:p>
          </draw:text-box>
        </draw:frame>
        <draw:frame draw:style-name="gr38" draw:text-style-name="P17" draw:layer="layout" svg:width="6.979cm" svg:height="0.556cm" svg:x="2.225cm" svg:y="3.002cm">
          <draw:text-box>
            <text:p text:style-name="P9"><text:span text:style-name="T12">2.4.1 Software characteristics</text:span></text:p>
          </draw:text-box>
        </draw:frame>
        <draw:frame draw:style-name="gr39" draw:text-style-name="P17" draw:layer="layout" svg:width="4.163cm" svg:height="0.556cm" svg:x="2.223cm" svg:y="5.794cm">
          <draw:text-box>
            <text:p text:style-name="P9"><text:span text:style-name="T12">2.4.2 Justification</text:span></text:p>
          </draw:text-box>
        </draw:frame>
        <draw:frame draw:style-name="gr58" draw:text-style-name="P23" draw:layer="layout" svg:width="19.268cm" svg:height="1.27cm" svg:x="2.005cm" svg:y="6.667cm">
          <draw:text-box>
            <text:p text:style-name="P12"><text:span text:style-name="T6">it simplifies the management of dependencies and allows us to easily integrate third-party libraries and tools into our Node.js project. </text:span></text:p>
          </draw:text-box>
        </draw:frame>
        <draw:frame draw:style-name="gr40" draw:text-style-name="P17" draw:layer="layout" svg:width="6.094cm" svg:height="0.556cm" svg:x="1.912cm" svg:y="7.784cm">
          <draw:text-box>
            <text:p text:style-name="P9"><text:span text:style-name="T12">2.4.3 Software installation</text:span></text:p>
          </draw:text-box>
        </draw:frame>
        <draw:frame draw:style-name="gr59" draw:text-style-name="P13" draw:layer="layout" svg:width="10.556cm" svg:height="0.422cm" svg:x="2.547cm" svg:y="8.569cm">
          <draw:text-box>
            <text:p text:style-name="P12"><text:span text:style-name="T14">npm is included with Node.js, so there is no separate installation required. </text:span></text:p>
          </draw:text-box>
        </draw:frame>
        <draw:frame draw:style-name="gr41" draw:text-style-name="P17" draw:layer="layout" svg:width="6.636cm" svg:height="0.556cm" svg:x="1.936cm" svg:y="9.604cm">
          <draw:text-box>
            <text:p text:style-name="P9"><text:span text:style-name="T12">2.4.4 Software configuration</text:span></text:p>
          </draw:text-box>
        </draw:frame>
        <draw:frame draw:style-name="gr60" draw:text-style-name="P13" draw:layer="layout" svg:width="7.961cm" svg:height="0.471cm" svg:x="2.285cm" svg:y="10.806cm">
          <draw:text-box>
            <text:p text:style-name="P12"><text:span text:style-name="T5">No additional configuration is needed for npm.</text:span></text:p>
          </draw:text-box>
        </draw:frame>
        <draw:frame draw:style-name="gr36" draw:text-style-name="P14" draw:layer="layout" svg:width="0.794cm" svg:height="0.632cm" svg:x="1.688cm" svg:y="12.936cm">
          <draw:text-box>
            <text:p text:style-name="P9"><text:span text:style-name="T10">2.5</text:span></text:p>
          </draw:text-box>
        </draw:frame>
        <draw:frame draw:style-name="gr61" draw:text-style-name="P16" draw:layer="layout" svg:width="3.046cm" svg:height="0.721cm" svg:x="2.859cm" svg:y="12.864cm">
          <draw:text-box>
            <text:p text:style-name="P12"><text:span text:style-name="T11">MongoDB</text:span></text:p>
          </draw:text-box>
        </draw:frame>
        <draw:frame draw:style-name="gr38" draw:text-style-name="P17" draw:layer="layout" svg:width="6.979cm" svg:height="0.556cm" svg:x="1.688cm" svg:y="14.866cm">
          <draw:text-box>
            <text:p text:style-name="P9"><text:span text:style-name="T12">2.5.1 Software characteristics</text:span></text:p>
          </draw:text-box>
        </draw:frame>
        <draw:frame draw:style-name="gr62" draw:text-style-name="P13" draw:layer="layout" svg:width="19.077cm" svg:height="0.941cm" svg:x="1.688cm" svg:y="15.652cm">
          <draw:text-box>
            <text:p text:style-name="P12"><text:span text:style-name="T6">MongoDB is a NoSQL database program that uses a document-oriented data model. It provides high performance and easy scalability </text:span></text:p>
          </draw:text-box>
        </draw:frame>
        <draw:frame draw:style-name="gr39" draw:text-style-name="P17" draw:layer="layout" svg:width="4.163cm" svg:height="0.556cm" svg:x="1.688cm" svg:y="16.704cm">
          <draw:text-box>
            <text:p text:style-name="P9"><text:span text:style-name="T12">2.5.2 Justification</text:span></text:p>
          </draw:text-box>
        </draw:frame>
        <draw:frame draw:style-name="gr63" draw:text-style-name="P13" draw:layer="layout" svg:width="19.268cm" svg:height="2.301cm" svg:x="1.687cm" svg:y="16.51cm">
          <draw:text-box>
            <text:p text:style-name="P12"><text:span text:style-name="T7"/></text:p>
            <text:p text:style-name="P12"><text:span text:style-name="T7">MongoDB is preferred for its flexible data model, scalability, high performance, rich query language,</text:span></text:p>
            <text:p text:style-name="P12"><text:span text:style-name="T7"><text:s/></text:span><text:span text:style-name="T7">document-oriented storage, ecosystem, and community support. </text:span></text:p>
          </draw:text-box>
        </draw:frame>
        <draw:frame draw:style-name="gr40" draw:text-style-name="P17" draw:layer="layout" svg:width="6.094cm" svg:height="0.556cm" svg:x="1.688cm" svg:y="18.539cm">
          <draw:text-box>
            <text:p text:style-name="P9"><text:span text:style-name="T12">2.5.3 Software installation</text:span></text:p>
          </draw:text-box>
        </draw:frame>
        <draw:frame draw:style-name="gr64" draw:text-style-name="P13" draw:layer="layout" svg:width="5.184cm" svg:height="0.422cm" svg:x="2.323cm" svg:y="19.324cm">
          <draw:text-box>
            <text:p text:style-name="P12"><text:span text:style-name="T14">1. Visit </text:span><text:span text:style-name="T14"><text:a xlink:href="https://www.mongodb.com/" xlink:type="simple">https://www.mongodb.com/</text:a></text:span><text:span text:style-name="T14"><text:s/></text:span></text:p>
          </draw:text-box>
        </draw:frame>
        <draw:frame draw:style-name="gr65" draw:text-style-name="P13" draw:layer="layout" svg:width="12.037cm" svg:height="0.422cm" svg:x="2.323cm" svg:y="20.936cm">
          <draw:text-box>
            <text:p text:style-name="P12"><text:span text:style-name="T14">3. Run the installer and follow the on-screen instructions to complete the installation.</text:span></text:p>
          </draw:text-box>
        </draw:frame>
        <draw:frame draw:style-name="gr41" draw:text-style-name="P17" draw:layer="layout" svg:width="6.636cm" svg:height="0.556cm" svg:x="1.589cm" svg:y="22.638cm">
          <draw:text-box>
            <text:p text:style-name="P9"><text:span text:style-name="T12">2.5.4 Software configuration</text:span></text:p>
          </draw:text-box>
        </draw:frame>
        <draw:frame draw:style-name="gr66" draw:text-style-name="P13" draw:layer="layout" svg:width="8.913cm" svg:height="0.471cm" svg:x="2.224cm" svg:y="23.659cm">
          <draw:text-box>
            <text:p text:style-name="P12"><text:span text:style-name="T5">No additional configuration is needed for MongoBD</text:span></text:p>
          </draw:text-box>
        </draw:frame>
        <draw:frame draw:style-name="gr67" draw:text-style-name="P23" draw:layer="layout" svg:width="18.349cm" svg:height="2.351cm" svg:x="2.288cm" svg:y="3.492cm">
          <draw:text-box>
            <text:p text:style-name="P12"><text:span text:style-name="T5">npm (Node Package Manager) is the default package manager for Node.js. It allows developers to discover, </text:span></text:p>
            <text:p text:style-name="P12"><text:span text:style-name="T5">share, and reuse code packages, making it easier to manage dependencies in Node.js projects. </text:span></text:p>
          </draw:text-box>
        </draw:frame>
        <draw:frame draw:style-name="gr68" draw:text-style-name="P13" draw:layer="layout" svg:width="9.104cm" svg:height="0.422cm" svg:x="2.326cm" svg:y="20.215cm">
          <draw:text-box>
            <text:p text:style-name="P12"><text:span text:style-name="T14">2. Download the latest version (7.0) for your operating system.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591cm" svg:height="35.562cm" svg:x="-0.002cm" svg:y="0cm" svg:viewBox="0 0 21592 35563" draw:points="0,0 21592,0 21592,35563 0,35563">
          <text:p/>
        </draw:polygon>
        <draw:frame draw:style-name="gr69" draw:text-style-name="P24" draw:layer="layout" svg:width="0.567cm" svg:height="0.628cm" svg:x="3.612cm" svg:y="2.094cm">
          <draw:text-box>
            <text:p text:style-name="P2"><text:span text:style-name="T17"><text:s/></text:span></text:p>
          </draw:text-box>
        </draw:frame>
        <draw:frame draw:style-name="gr3" draw:text-style-name="P4" draw:layer="layout" svg:width="0.422cm" svg:height="0.471cm" svg:x="2.639cm" svg:y="2.971cm">
          <draw:text-box>
            <text:p text:style-name="P2"><text:span text:style-name="T18">.</text:span></text:p>
          </draw:text-box>
        </draw:frame>
        <draw:frame draw:style-name="gr3" draw:text-style-name="P4" draw:layer="layout" svg:width="0.422cm" svg:height="0.471cm" svg:x="3.274cm" svg:y="2.971cm">
          <draw:text-box>
            <text:p text:style-name="P2"><text:span text:style-name="T18">.</text:span></text:p>
          </draw:text-box>
        </draw:frame>
        <draw:frame draw:style-name="gr20" draw:text-style-name="P10" draw:layer="layout" svg:width="0.641cm" svg:height="0.713cm" svg:x="2.004cm" svg:y="5.82cm">
          <draw:text-box>
            <text:p text:style-name="P9"><text:span text:style-name="T4">3</text:span></text:p>
          </draw:text-box>
        </draw:frame>
        <draw:frame draw:style-name="gr70" draw:text-style-name="P10" draw:layer="layout" svg:width="2.542cm" svg:height="0.713cm" svg:x="3.256cm" svg:y="5.82cm">
          <draw:text-box>
            <text:p text:style-name="P9"><text:span text:style-name="T4">Database</text:span></text:p>
          </draw:text-box>
        </draw:frame>
        <draw:frame draw:style-name="gr20" draw:text-style-name="P10" draw:layer="layout" svg:width="0.641cm" svg:height="0.713cm" svg:x="1.918cm" svg:y="7.937cm">
          <draw:text-box>
            <text:p text:style-name="P9"><text:span text:style-name="T4">4</text:span></text:p>
          </draw:text-box>
        </draw:frame>
        <draw:frame draw:style-name="gr71" draw:text-style-name="P10" draw:layer="layout" svg:width="11.733cm" svg:height="0.713cm" svg:x="3.17cm" svg:y="7.937cm">
          <draw:text-box>
            <text:p text:style-name="P9"><text:span text:style-name="T4">Application – working on a local computer</text:span></text:p>
          </draw:text-box>
        </draw:frame>
        <draw:frame draw:style-name="gr72" draw:text-style-name="P10" draw:layer="layout" svg:width="0.806cm" svg:height="0.713cm" svg:x="1.918cm" svg:y="9.239cm">
          <draw:text-box>
            <text:p text:style-name="P9"><text:span text:style-name="T4">4.1</text:span></text:p>
          </draw:text-box>
        </draw:frame>
        <draw:frame draw:style-name="gr73" draw:text-style-name="P10" draw:layer="layout" svg:width="10.014cm" svg:height="0.713cm" svg:x="3.17cm" svg:y="9.239cm">
          <draw:text-box>
            <text:p text:style-name="P9"><text:span text:style-name="T4">Connection with the database server</text:span></text:p>
          </draw:text-box>
        </draw:frame>
        <draw:frame draw:style-name="gr72" draw:text-style-name="P10" draw:layer="layout" svg:width="0.806cm" svg:height="0.713cm" svg:x="1.734cm" svg:y="12.7cm">
          <draw:text-box>
            <text:p text:style-name="P9"><text:span text:style-name="T4">4.2</text:span></text:p>
          </draw:text-box>
        </draw:frame>
        <draw:frame draw:style-name="gr74" draw:text-style-name="P10" draw:layer="layout" svg:width="5.256cm" svg:height="0.713cm" svg:x="2.986cm" svg:y="12.7cm">
          <draw:text-box>
            <text:p text:style-name="P9"><text:span text:style-name="T4">Editing the sources</text:span></text:p>
          </draw:text-box>
        </draw:frame>
        <draw:frame draw:style-name="gr75" draw:text-style-name="P27" draw:layer="layout" svg:width="16.986cm" svg:height="0.941cm" svg:x="3.004cm" svg:y="13.64cm">
          <draw:text-box>
            <text:p text:style-name="P21"><text:span text:style-name="T19">1. open <text:s/>the folder </text:span><text:span text:style-name="T5">Project\Application\Beloufa_Web_240301 on visual studio code to edit in both </text:span></text:p>
            <text:p text:style-name="P21"><text:span text:style-name="T5">frontend and backend</text:span></text:p>
          </draw:text-box>
        </draw:frame>
        <draw:frame draw:style-name="gr76" draw:text-style-name="P28" draw:layer="layout" svg:width="0.798cm" svg:height="0.704cm" svg:x="1.734cm" svg:y="16.732cm">
          <draw:text-box>
            <text:p text:style-name="P9"><text:span text:style-name="T20">4.3</text:span></text:p>
          </draw:text-box>
        </draw:frame>
        <draw:frame draw:style-name="gr77" draw:text-style-name="P28" draw:layer="layout" svg:width="6.534cm" svg:height="0.704cm" svg:x="2.986cm" svg:y="16.732cm">
          <draw:text-box>
            <text:p text:style-name="P9"><text:span text:style-name="T20">Building the application</text:span></text:p>
          </draw:text-box>
        </draw:frame>
        <draw:frame draw:style-name="gr3" draw:text-style-name="P11" draw:layer="layout" svg:width="0.422cm" svg:height="0.471cm" svg:x="10.693cm" svg:y="33.091cm">
          <draw:text-box>
            <text:p text:style-name="P9"><text:span text:style-name="T5">4</text:span></text:p>
          </draw:text-box>
        </draw:frame>
        <draw:line draw:style-name="gr28" draw:text-style-name="P15" draw:layer="layout" svg:x1="2.54cm" svg:y1="10.553cm" svg:x2="20.147cm" svg:y2="10.553cm">
          <text:p/>
        </draw:line>
        <draw:line draw:style-name="gr28" draw:text-style-name="P15" draw:layer="layout" svg:x1="2.54cm" svg:y1="11.738cm" svg:x2="20.147cm" svg:y2="11.738cm">
          <text:p/>
        </draw:line>
        <draw:line draw:style-name="gr28" draw:text-style-name="P15" draw:layer="layout" svg:x1="2.549cm" svg:y1="10.544cm" svg:x2="2.549cm" svg:y2="11.747cm">
          <text:p/>
        </draw:line>
        <draw:line draw:style-name="gr28" draw:text-style-name="P15" draw:layer="layout" svg:x1="10.641cm" svg:y1="10.544cm" svg:x2="10.641cm" svg:y2="11.747cm">
          <text:p/>
        </draw:line>
        <draw:line draw:style-name="gr28" draw:text-style-name="P15" draw:layer="layout" svg:x1="20.138cm" svg:y1="10.544cm" svg:x2="20.138cm" svg:y2="11.747cm">
          <text:p/>
        </draw:line>
        <draw:frame draw:style-name="gr78" draw:text-style-name="P11" draw:layer="layout" svg:width="7.868cm" svg:height="0.471cm" svg:x="2.652cm" svg:y="10.922cm">
          <draw:text-box>
            <text:p text:style-name="P9"><text:span text:style-name="T5">The path to the file "database_connection.txt":</text:span></text:p>
          </draw:text-box>
        </draw:frame>
        <draw:frame draw:style-name="gr79" draw:text-style-name="P30" draw:layer="layout" svg:width="8.255cm" svg:height="0.556cm" svg:x="3.175cm" svg:y="17.78cm">
          <draw:text-box>
            <text:p text:style-name="P29"><text:span text:style-name="T12">4.1.1.1 Server Side (cloud):</text:span></text:p>
          </draw:text-box>
        </draw:frame>
        <draw:frame draw:style-name="gr80" draw:text-style-name="P23" draw:layer="layout" svg:width="11.682cm" svg:height="4.921cm" svg:x="4.435cm" svg:y="18.654cm">
          <draw:text-box>
            <text:p text:style-name="P12"><text:span text:style-name="T5">Finding a domain allowing me to open a cloud machine and running </text:span><text:span text:style-name="T5"><text:line-break/></text:span><text:span text:style-name="T5">the server side in there using local steps </text:span><text:span text:style-name="T5"><text:line-break/></text:span><text:span text:style-name="T5">and the Backend will be accessible using the domain</text:span></text:p>
            <text:p text:style-name="P12"><text:span text:style-name="T5">Adding files is done through a web control panel online.</text:span></text:p>
            <text:p text:style-name="P12"><text:span text:style-name="T5"/></text:p>
          </draw:text-box>
        </draw:frame>
        <draw:frame draw:style-name="gr79" draw:text-style-name="P30" draw:layer="layout" svg:width="8.255cm" svg:height="0.556cm" svg:x="3.493cm" svg:y="23.734cm">
          <draw:text-box>
            <text:p text:style-name="P29"><text:span text:style-name="T12">4.1.1.2 Client Side (cloud):</text:span></text:p>
          </draw:text-box>
        </draw:frame>
        <draw:frame draw:style-name="gr81" draw:text-style-name="P23" draw:layer="layout" svg:width="11.792cm" svg:height="5.325cm" svg:x="4.127cm" svg:y="24.765cm">
          <draw:text-box>
            <text:p text:style-name="P12"><text:span text:style-name="T5">Finding a domain allowing me to open a cloud machine and running </text:span><text:span text:style-name="T5"><text:line-break/></text:span><text:span text:style-name="T5">the server side in there using local steps </text:span><text:span text:style-name="T5"><text:line-break/></text:span><text:span text:style-name="T5">and the Backend will be accessible using the domain</text:span></text:p>
            <text:p text:style-name="P12"><text:span text:style-name="T5">Adding files is done through a web control panel online.</text:span></text:p>
            <text:p text:style-name="P12"><text:span text:style-name="T14"/></text:p>
            <text:p text:style-name="P12"><text:span text:style-name="T5"/></text:p>
          </draw:text-box>
        </draw:frame>
        <draw:frame draw:style-name="gr82" draw:text-style-name="P11" draw:layer="layout" svg:width="13.341cm" svg:height="0.471cm" svg:x="3.175cm" svg:y="6.831cm">
          <draw:text-box>
            <text:p text:style-name="P9"><text:span text:style-name="T7">Not applicable because my database is Online. MongoDB Atlas/</text:span></text:p>
          </draw:text-box>
        </draw:frame>
        <draw:frame draw:style-name="gr83" draw:text-style-name="P11" draw:layer="layout" svg:width="9.006cm" svg:height="0.941cm" svg:x="11.112cm" svg:y="10.795cm">
          <draw:text-box>
            <text:p text:style-name="P9"><text:span text:style-name="T5">Project\Application\Beloufa_Web_240301\Backend</text:span></text:p>
            <text:p text:style-name="P9"><text:span text:style-name="T5">\index.j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, Arial" style:font-family-generic="swiss" style:font-pitch="variable"/>
    <style:font-face style:name="Arial1" svg:font-family="Arial, Arial" style:font-family-generic="swiss"/>
    <style:font-face style:name="Arial2" svg:font-family="Arial"/>
    <style:font-face style:name="Arial3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graphic">
      <style:paragraph-properties fo:text-align="start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</office:styles>
  <office:automatic-styles>
    <style:page-layout style:name="PM0">
      <style:page-layout-properties fo:margin-top="0cm" fo:margin-bottom="1cm" fo:margin-left="0cm" fo:margin-right="0cm" fo:page-width="21.59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4-17T14:38:09.105000000</dc:date>
    <meta:editing-duration>PT24M11S</meta:editing-duration>
    <meta:editing-cycles>5</meta:editing-cycles>
    <meta:generator>LibreOffice/7.6.4.1$Windows_X86_64 LibreOffice_project/e19e193f88cd6c0525a17fb7a176ed8e6a3e2aa1</meta:generator>
    <meta:document-statistic meta:object-count="141"/>
  </office:meta>
</office:document-meta>
</file>